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andonedConfig.setRemoveAbandonedTimeout( int removeAbandone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Config.getRemoveAbandon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Config.getLogAband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Config.setLogAbandoned( boolean logAbando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Config.getRemoveAband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Config.setRemoveAbandoned( boolean removeAbando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